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>
      <style:graphic-properties draw:fill="none" draw:stroke="solid" svg:stroke-width="0.01042in" svg:stroke-color="#000000" draw:marker-end="a410" svg:stroke-opacity="100%"/>
    </style:style>
    <style:style style:family="graphic" style:name="a413">
      <style:graphic-properties draw:fill="none" draw:stroke="solid" svg:stroke-width="0.01042in" svg:stroke-color="#000000" draw:marker-end="a412" svg:stroke-opacity="100%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1042in" svg:stroke-color="#000000" draw:marker-end="a460" svg:stroke-opacity="100%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none" draw:stroke="solid" svg:stroke-width="0.01042in" svg:stroke-color="#000000" draw:marker-end="a38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0">
      <style:graphic-properties draw:fill="none" draw:stroke="solid" svg:stroke-width="0.01042in" svg:stroke-color="#000000" draw:marker-end="a439" svg:stroke-opacity="100%"/>
    </style:style>
    <style:style style:family="graphic" style:name="a442">
      <style:graphic-properties draw:fill="none" draw:stroke="solid" svg:stroke-width="0.01042in" svg:stroke-color="#000000" draw:marker-end="a441" svg:stroke-opacity="100%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7">
      <style:graphic-properties draw:fill="none" draw:stroke="solid" svg:stroke-width="0.01042in" svg:stroke-color="#000000" draw:marker-end="a446" svg:stroke-opacity="100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1042in" svg:stroke-color="#000000" draw:marker-end="a400" svg:stroke-opacity="100%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042in" svg:stroke-color="#000000" draw:marker-end="a402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000000" draw:marker-end="a451" svg:stroke-opacity="100%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1042in" svg:stroke-color="#000000" draw:marker-end="a370" svg:stroke-opacity="100%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376">
      <style:graphic-properties draw:fill="none" draw:stroke="solid" svg:stroke-width="0.01042in" svg:stroke-color="#000000" draw:marker-end="a375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32">
      <style:graphic-properties draw:fill="none" draw:stroke="solid" svg:stroke-width="0.01042in" svg:stroke-color="#000000" draw:marker-end="a431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75in" svg:y="2.32986in" svg:width="8.5in" svg:height="1.60764in" presentation:class="title" presentation:placeholder="false">
          <draw:text-box>
            <text:p text:style-name="a358" text:class-names="" text:cond-style-name=""><text:span text:style-name="a357" text:class-names="">General workflow DESeq2<text:s text:c="1"/></text:span></text:p>
          </draw:text-box>
          <svg:title/>
          <svg:desc/>
        </draw:frame>
        <draw:frame draw:id="id64" presentation:style-name="a362" draw:name="Subtitle 2" svg:x="1.5in" svg:y="4.25in" svg:width="7in" svg:height="1.91667in" presentation:class="subtitle" presentation:placeholder="false">
          <draw:text-box>
            <text:p text:style-name="a361" text:class-names="" text:cond-style-name=""><text:span text:style-name="a360" text:class-names="">Bulk RNA sequencing analysis</text:span></text:p>
          </draw:text-box>
          <svg:title/>
          <svg:desc/>
        </draw:frame>
      </draw:page>
      <draw:page draw:name="Slide2" draw:style-name="a363" draw:master-page-name="Master1-Layout6-titleOnly-Title-Only" presentation:presentation-page-layout-name="Master1-PPL6" draw:id="Slide-257">
        <draw:frame draw:id="id65" presentation:style-name="a366" draw:name="Title 1" svg:x="0.5in" svg:y="0.30035in" svg:width="9in" svg:height="1.25in" presentation:class="title" presentation:placeholder="false">
          <draw:text-box>
            <text:p text:style-name="a365" text:class-names="" text:cond-style-name=""><text:span text:style-name="a364" text:class-names="">Workflow – final adjustment</text:span></text:p>
          </draw:text-box>
          <svg:title/>
          <svg:desc/>
        </draw:frame>
        <draw:frame draw:id="id66" draw:style-name="a369" draw:name="TextBox 2" svg:x="0.53214in" svg:y="1.37987in" svg:width="2.54005in" svg:height="0.40391in">
          <draw:text-box>
            <text:p text:style-name="a368" text:class-names="" text:cond-style-name=""><text:span text:style-name="a367" text:class-names="">Aligned reads (Kallisto)</text:span></text:p>
          </draw:text-box>
          <svg:title/>
          <svg:desc/>
        </draw:frame>
        <draw:connector draw:type="line" svg:x1="3.07219in" svg:y1="1.58183in" draw:start-shape="id66" draw:start-glue-point="1" svg:x2="6.27206in" svg:y2="1.58183in" draw:end-shape="id67" draw:end-glue-point="3" draw:id="id68" draw:style-name="a371" draw:name="Straight Arrow Connector 4">
          <svg:title/>
          <svg:desc/>
        </draw:connector>
        <draw:frame draw:id="id67" draw:style-name="a374" draw:name="TextBox 5" svg:x="6.27206in" svg:y="1.37987in" svg:width="1.85818in" svg:height="0.40391in">
          <draw:text-box>
            <text:p text:style-name="a373" text:class-names="" text:cond-style-name=""><text:span text:style-name="a372" text:class-names="">DESeq2 data set</text:span></text:p>
          </draw:text-box>
          <svg:title/>
          <svg:desc/>
        </draw:frame>
        <draw:connector draw:type="line" svg:x1="6.26433in" svg:y1="1.79018in" svg:x2="2.95238in" svg:y2="2.76772in" draw:id="id69" draw:style-name="a376" draw:name="Straight Arrow Connector 7">
          <svg:title/>
          <svg:desc/>
        </draw:connector>
        <draw:frame draw:id="id70" draw:style-name="a379" draw:name="TextBox 8" svg:x="0.54788in" svg:y="2.76772in" svg:width="2.50857in" svg:height="0.40391in">
          <draw:text-box>
            <text:p text:style-name="a378" text:class-names="" text:cond-style-name=""><text:span text:style-name="a377" text:class-names="">Visually exploring data</text:span></text:p>
          </draw:text-box>
          <svg:title/>
          <svg:desc/>
        </draw:frame>
        <draw:connector draw:type="line" svg:x1="1.80216in" svg:y1="3.17163in" draw:start-shape="id70" draw:start-glue-point="2" svg:x2="1.80216in" svg:y2="3.93438in" draw:end-shape="id71" draw:end-glue-point="0" draw:id="id72" draw:style-name="a381" draw:name="Straight Arrow Connector 10">
          <svg:title/>
          <svg:desc/>
        </draw:connector>
        <draw:frame draw:id="id73" draw:style-name="a384" draw:name="TextBox 11" svg:x="0.65636in" svg:y="5.15886in" svg:width="2.29161in" svg:height="0.40391in">
          <draw:text-box>
            <text:p text:style-name="a383" text:class-names="" text:cond-style-name=""><text:span text:style-name="a382" text:class-names="">PCA (Top 500 genes)</text:span></text:p>
          </draw:text-box>
          <svg:title/>
          <svg:desc/>
        </draw:frame>
        <draw:frame draw:id="id74" draw:style-name="a389" draw:name="TextBox 12" svg:x="1.80216in" svg:y="3.2669in" svg:width="1.85909in" svg:height="0.5722in">
          <draw:text-box>
            <text:p text:style-name="a386" text:class-names="" text:cond-style-name=""><text:span text:style-name="a385" text:class-names="">- normalization</text:span></text:p>
            <text:p text:style-name="a388" text:class-names="" text:cond-style-name=""><text:span text:style-name="a387" text:class-names="">- rlog transformation</text:span></text:p>
          </draw:text-box>
          <svg:title/>
          <svg:desc/>
        </draw:frame>
        <draw:frame draw:id="id75" draw:style-name="a394" draw:name="TextBox 13" svg:x="3.1048in" svg:y="1.56592in" svg:width="2.27422in" svg:height="0.5722in">
          <draw:text-box>
            <text:p text:style-name="a391" text:class-names="" text:cond-style-name=""><text:span text:style-name="a390" text:class-names="">Discard mean(reads) &lt; 10<text:s text:c="1"/></text:span></text:p>
            <text:p text:style-name="a393" text:class-names="" text:cond-style-name=""><text:span text:style-name="a392" text:class-names="">for all conditions</text:span></text:p>
          </draw:text-box>
          <svg:title/>
          <svg:desc/>
        </draw:frame>
        <draw:frame draw:id="id71" draw:style-name="a399" draw:name="TextBox 17" svg:x="0.12052in" svg:y="3.93438in" svg:width="3.36329in" svg:height="0.63952in">
          <draw:text-box>
            <text:p text:style-name="a396" text:class-names="" text:cond-style-name=""><text:span text:style-name="a395" text:class-names="">PCCM</text:span></text:p>
            <text:p text:style-name="a398" text:class-names="" text:cond-style-name=""><text:span text:style-name="a397" text:class-names="">(Pearson correlation coefficient matrix)</text:span></text:p>
          </draw:text-box>
          <svg:title/>
          <svg:desc/>
        </draw:frame>
        <draw:connector draw:type="line" svg:x1="1.80216in" svg:y1="4.5739in" draw:start-shape="id71" draw:start-glue-point="2" svg:x2="1.80216in" svg:y2="5.15886in" draw:end-shape="id73" draw:end-glue-point="0" draw:id="id76" draw:style-name="a401" draw:name="Straight Arrow Connector 18">
          <svg:title/>
          <svg:desc/>
        </draw:connector>
        <draw:connector draw:type="line" svg:x1="1.80216in" svg:y1="5.56277in" draw:start-shape="id73" draw:start-glue-point="2" svg:x2="1.80217in" svg:y2="6.14954in" draw:end-shape="id77" draw:end-glue-point="0" draw:id="id78" draw:style-name="a403" draw:name="Straight Arrow Connector 20">
          <svg:title/>
          <svg:desc/>
        </draw:connector>
        <draw:frame draw:id="id77" draw:style-name="a406" draw:name="TextBox 21" svg:x="1.45751in" svg:y="6.14954in" svg:width="0.68931in" svg:height="0.40391in">
          <draw:text-box>
            <text:p text:style-name="a405" text:class-names="" text:cond-style-name=""><text:span text:style-name="a404" text:class-names="">MDS</text:span></text:p>
          </draw:text-box>
          <svg:title/>
          <svg:desc/>
        </draw:frame>
        <draw:frame draw:id="id79" draw:style-name="a409" draw:name="TextBox 23" svg:x="6.20306in" svg:y="2.17332in" svg:width="1.99618in" svg:height="0.40391in">
          <draw:text-box>
            <text:p text:style-name="a408" text:class-names="" text:cond-style-name=""><text:span text:style-name="a407" text:class-names="">DE genes analysis</text:span></text:p>
          </draw:text-box>
          <svg:title/>
          <svg:desc/>
        </draw:frame>
        <draw:connector draw:type="line" svg:x1="7.20115in" svg:y1="1.78378in" draw:start-shape="id67" draw:start-glue-point="2" svg:x2="7.20115in" svg:y2="2.17332in" draw:end-shape="id79" draw:end-glue-point="0" draw:id="id80" draw:style-name="a411" draw:name="Straight Arrow Connector 24">
          <svg:title/>
          <svg:desc/>
        </draw:connector>
        <draw:connector draw:type="line" svg:x1="7.20115in" svg:y1="5.59896in" draw:start-shape="id81" draw:start-glue-point="2" svg:x2="7.20115in" svg:y2="5.94041in" draw:end-shape="id82" draw:end-glue-point="0" draw:id="id83" draw:style-name="a413" draw:name="Straight Arrow Connector 26">
          <svg:title/>
          <svg:desc/>
        </draw:connector>
        <draw:frame draw:id="id84" draw:style-name="a427" draw:name="TextBox 27" svg:x="8.15258in" svg:y="1.8086in" svg:width="1.36445in" svg:height="1.51465in">
          <draw:text-box>
            <text:p text:style-name="a415" text:class-names="" text:cond-style-name=""><text:span text:style-name="a414" text:class-names="">-normalization</text:span></text:p>
            <text:p text:style-name="a417" text:class-names="" text:cond-style-name=""><text:span text:style-name="a416" text:class-names="">- ind. Filtering</text:span></text:p>
            <text:p text:style-name="a419" text:class-names="" text:cond-style-name=""><text:span text:style-name="a418" text:class-names="">- Lfc shrinkage</text:span></text:p>
            <text:p text:style-name="a421" text:class-names="" text:cond-style-name=""><text:span text:style-name="a420" text:class-names="">- alpha: 0.05</text:span></text:p>
            <text:p text:style-name="a423" text:class-names="" text:cond-style-name=""><text:span text:style-name="a422" text:class-names="">- |LFC| &gt; 0.58</text:span></text:p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</draw:text-box>
          <svg:title/>
          <svg:desc/>
        </draw:frame>
        <draw:frame draw:id="id85" draw:style-name="a430" draw:name="TextBox 29" svg:x="6.68645in" svg:y="2.78916in" svg:width="1.0294in" svg:height="0.40391in">
          <draw:text-box>
            <text:p text:style-name="a429" text:class-names="" text:cond-style-name=""><text:span text:style-name="a428" text:class-names="">MA plot</text:span></text:p>
          </draw:text-box>
          <svg:title/>
          <svg:desc/>
        </draw:frame>
        <draw:connector draw:type="line" svg:x1="7.20115in" svg:y1="3.19307in" draw:start-shape="id85" draw:start-glue-point="2" svg:x2="7.20115in" svg:y2="3.55058in" draw:end-shape="id86" draw:end-glue-point="0" draw:id="id87" draw:style-name="a432" draw:name="Straight Arrow Connector 31">
          <svg:title/>
          <svg:desc/>
        </draw:connector>
        <draw:frame draw:id="id86" draw:style-name="a435" draw:name="TextBox 32" svg:x="6.1077in" svg:y="3.55058in" svg:width="2.18691in" svg:height="0.40391in">
          <draw:text-box>
            <text:p text:style-name="a434" text:class-names="" text:cond-style-name=""><text:span text:style-name="a433" text:class-names="">P value distribution</text:span></text:p>
          </draw:text-box>
          <svg:title/>
          <svg:desc/>
        </draw:frame>
        <draw:frame draw:id="id81" draw:style-name="a438" draw:name="TextBox 33" svg:x="6.18816in" svg:y="5.19505in" svg:width="2.02598in" svg:height="0.40391in">
          <draw:text-box>
            <text:p text:style-name="a437" text:class-names="" text:cond-style-name=""><text:span text:style-name="a436" text:class-names="">Amount DE genes</text:span></text:p>
          </draw:text-box>
          <svg:title/>
          <svg:desc/>
        </draw:frame>
        <draw:connector draw:type="line" svg:x1="7.20115in" svg:y1="2.57723in" draw:start-shape="id79" draw:start-glue-point="2" svg:x2="7.20115in" svg:y2="2.78916in" draw:end-shape="id85" draw:end-glue-point="0" draw:id="id88" draw:style-name="a440" draw:name="Straight Arrow Connector 34">
          <svg:title/>
          <svg:desc/>
        </draw:connector>
        <draw:connector draw:type="line" svg:x1="7.20115in" svg:y1="3.95449in" draw:start-shape="id86" draw:start-glue-point="2" svg:x2="7.20115in" svg:y2="4.35927in" draw:end-shape="id89" draw:end-glue-point="0" draw:id="id90" draw:style-name="a442" draw:name="Straight Arrow Connector 37">
          <svg:title/>
          <svg:desc/>
        </draw:connector>
        <draw:frame draw:id="id89" draw:style-name="a445" draw:name="TextBox 38" svg:x="6.45876in" svg:y="4.35927in" svg:width="1.48478in" svg:height="0.40391in">
          <draw:text-box>
            <text:p text:style-name="a444" text:class-names="" text:cond-style-name=""><text:span text:style-name="a443" text:class-names="">Volcano plot</text:span></text:p>
          </draw:text-box>
          <svg:title/>
          <svg:desc/>
        </draw:frame>
        <draw:connector draw:type="line" svg:x1="7.20115in" svg:y1="4.76318in" draw:start-shape="id89" draw:start-glue-point="2" svg:x2="7.20115in" svg:y2="5.19505in" draw:end-shape="id81" draw:end-glue-point="0" draw:id="id91" draw:style-name="a447" draw:name="Straight Arrow Connector 39">
          <svg:title/>
          <svg:desc/>
        </draw:connector>
        <draw:frame draw:id="id82" draw:style-name="a450" draw:name="TextBox 40" svg:x="6.39117in" svg:y="5.94041in" svg:width="1.61997in" svg:height="0.40391in">
          <draw:text-box>
            <text:p text:style-name="a449" text:class-names="" text:cond-style-name=""><text:span text:style-name="a448" text:class-names="">Venn diagram</text:span></text:p>
          </draw:text-box>
          <svg:title/>
          <svg:desc/>
        </draw:frame>
        <draw:connector draw:type="line" svg:x1="7.20115in" svg:y1="6.34432in" draw:start-shape="id82" draw:start-glue-point="2" svg:x2="6.19293in" svg:y2="6.83333in" draw:end-shape="id92" draw:end-glue-point="1" draw:id="id93" draw:style-name="a452" draw:name="Straight Arrow Connector 44">
          <svg:title/>
          <svg:desc/>
        </draw:connector>
        <draw:frame draw:id="id92" draw:style-name="a456" draw:name="TextBox 45" svg:x="2.64788in" svg:y="6.63138in" svg:width="3.54505in" svg:height="0.40391in">
          <draw:text-box>
            <text:p text:style-name="a455" text:class-names="" text:cond-style-name=""><text:span text:style-name="a453" text:class-names="">GO or KEGG enrichment<text:s text:c="1"/></text:span><text:span text:style-name="a454" text:class-names="">analysis</text:span></text:p>
          </draw:text-box>
          <svg:title/>
          <svg:desc/>
        </draw:frame>
        <draw:frame draw:id="id94" draw:style-name="a459" draw:name="TextBox 47" svg:x="7.89456in" svg:y="6.63138in" svg:width="1.91407in" svg:height="0.40391in">
          <draw:text-box>
            <text:p text:style-name="a458" text:class-names="" text:cond-style-name=""><text:span text:style-name="a457" text:class-names="">Cluster DE genes</text:span></text:p>
          </draw:text-box>
          <svg:title/>
          <svg:desc/>
        </draw:frame>
        <draw:connector draw:type="line" svg:x1="7.20115in" svg:y1="6.34432in" draw:start-shape="id82" draw:start-glue-point="2" svg:x2="7.89456in" svg:y2="6.83333in" draw:end-shape="id94" draw:end-glue-point="3" draw:id="id95" draw:style-name="a461" draw:name="Straight Arrow Connector 4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00" svg:viewBox="0 0 20 30" svg:d="m10 0-10 30h20z"/>
    <draw:marker draw:name="a402" svg:viewBox="0 0 20 30" svg:d="m10 0-10 30h20z"/>
    <draw:marker draw:name="a410" svg:viewBox="0 0 20 30" svg:d="m10 0-10 30h20z"/>
    <draw:marker draw:name="a412" svg:viewBox="0 0 20 30" svg:d="m10 0-10 30h20z"/>
    <draw:marker draw:name="a370" svg:viewBox="0 0 20 30" svg:d="m10 0-10 30h20z"/>
    <draw:marker draw:name="a431" svg:viewBox="0 0 20 30" svg:d="m10 0-10 30h20z"/>
    <draw:marker draw:name="a380" svg:viewBox="0 0 20 30" svg:d="m10 0-10 30h20z"/>
    <draw:marker draw:name="a441" svg:viewBox="0 0 20 30" svg:d="m10 0-10 30h20z"/>
    <draw:marker draw:name="a375" svg:viewBox="0 0 20 30" svg:d="m10 0-10 30h20z"/>
    <draw:marker draw:name="a439" svg:viewBox="0 0 20 30" svg:d="m10 0-10 30h20z"/>
    <draw:marker draw:name="a451" svg:viewBox="0 0 20 30" svg:d="m10 0-10 30h20z"/>
    <draw:marker draw:name="a446" svg:viewBox="0 0 20 30" svg:d="m10 0-10 30h20z"/>
    <draw:marker draw:name="a460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.01.2018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.01.2018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.01.2018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.01.2018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.01.2018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.01.2018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.01.2018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.01.2018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.01.2018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8.01.2018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8.01.2018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8.01.2018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neral workflow DESeq2 </dc:title>
    <meta:initial-creator>Astrid Draffehn</meta:initial-creator>
    <dc:creator>Astrid Draffehn</dc:creator>
    <meta:creation-date>2018-01-14T11:15:07Z</meta:creation-date>
    <dc:date>2018-01-18T13:32:16Z</dc:date>
    <meta:editing-cycles>1</meta:editing-cycles>
    <meta:editing-duration>PT0S</meta:editing-duration>
    <meta:document-statistic meta:paragraph-count="27" meta:word-count="91"/>
  </office:meta>
</office:document-meta>
</file>